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text-properties officeooo:paragraph-rsid="002850d0"/>
    </style:style>
    <style:style style:name="P5" style:family="paragraph" style:parent-style-name="Text_20_body">
      <style:text-properties officeooo:rsid="001c8ac3" officeooo:paragraph-rsid="00213c87"/>
    </style:style>
    <style:style style:name="P6" style:family="paragraph" style:parent-style-name="Text_20_body">
      <style:text-properties officeooo:rsid="006401ec" officeooo:paragraph-rsid="0024b248"/>
    </style:style>
    <style:style style:name="P7" style:family="paragraph" style:parent-style-name="Text_20_body">
      <style:text-properties officeooo:rsid="001c84ba" officeooo:paragraph-rsid="0024b248"/>
    </style:style>
    <style:style style:name="P8" style:family="paragraph" style:parent-style-name="Text_20_body">
      <style:text-properties officeooo:rsid="003c80ef" officeooo:paragraph-rsid="00260e67"/>
    </style:style>
    <style:style style:name="P9" style:family="paragraph" style:parent-style-name="Text_20_body">
      <style:text-properties officeooo:rsid="000964ba" officeooo:paragraph-rsid="00260e67"/>
    </style:style>
    <style:style style:name="P10" style:family="paragraph" style:parent-style-name="Text_20_body">
      <style:text-properties officeooo:rsid="0053deb1" officeooo:paragraph-rsid="00260e67"/>
    </style:style>
    <style:style style:name="P11" style:family="paragraph" style:parent-style-name="Text_20_body">
      <style:text-properties officeooo:paragraph-rsid="00260e67"/>
    </style:style>
    <style:style style:name="P12" style:family="paragraph" style:parent-style-name="Text_20_body">
      <style:text-properties officeooo:rsid="005070e5" officeooo:paragraph-rsid="002850d0"/>
    </style:style>
    <style:style style:name="P13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4" style:family="paragraph" style:parent-style-name="Text_20_body">
      <style:text-properties officeooo:rsid="005fa17d" officeooo:paragraph-rsid="002850d0"/>
    </style:style>
    <style:style style:name="P15" style:family="paragraph" style:parent-style-name="Text_20_body">
      <style:text-properties officeooo:paragraph-rsid="002850d0"/>
    </style:style>
    <style:style style:name="P16" style:family="paragraph" style:parent-style-name="Text_20_body">
      <style:text-properties officeooo:rsid="002ccb81" officeooo:paragraph-rsid="002ccb81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191094" officeooo:paragraph-rsid="00191094"/>
    </style:style>
    <style:style style:name="P19" style:family="paragraph" style:parent-style-name="Standard">
      <style:text-properties officeooo:rsid="005fa17d" officeooo:paragraph-rsid="001b269b"/>
    </style:style>
    <style:style style:name="P20" style:family="paragraph" style:parent-style-name="Standard">
      <style:text-properties officeooo:rsid="0016535b" officeooo:paragraph-rsid="001e49ff"/>
    </style:style>
    <style:style style:name="P21" style:family="paragraph" style:parent-style-name="Standard">
      <style:text-properties officeooo:rsid="00609b5d" officeooo:paragraph-rsid="001e49ff"/>
    </style:style>
    <style:style style:name="P22" style:family="paragraph" style:parent-style-name="Standard">
      <style:text-properties officeooo:rsid="00609b5d" officeooo:paragraph-rsid="002053d3"/>
    </style:style>
    <style:style style:name="P23" style:family="paragraph" style:parent-style-name="Standard">
      <style:text-properties officeooo:rsid="00168412" officeooo:paragraph-rsid="001e49ff"/>
    </style:style>
    <style:style style:name="P24" style:family="paragraph" style:parent-style-name="Standard">
      <style:text-properties officeooo:rsid="006369cd" officeooo:paragraph-rsid="001e49ff"/>
    </style:style>
    <style:style style:name="P25" style:family="paragraph" style:parent-style-name="Standard">
      <style:text-properties officeooo:rsid="001835fe" officeooo:paragraph-rsid="001e49ff"/>
    </style:style>
    <style:style style:name="P26" style:family="paragraph" style:parent-style-name="Standard">
      <style:text-properties officeooo:rsid="0013e753" officeooo:paragraph-rsid="002053d3"/>
    </style:style>
    <style:style style:name="P27" style:family="paragraph" style:parent-style-name="Standard">
      <style:text-properties officeooo:rsid="0018a468" officeooo:paragraph-rsid="002053d3"/>
    </style:style>
    <style:style style:name="P28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9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30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1" style:family="paragraph" style:parent-style-name="Standard">
      <style:text-properties officeooo:rsid="0023e82d" officeooo:paragraph-rsid="002053d3"/>
    </style:style>
    <style:style style:name="P32" style:family="paragraph" style:parent-style-name="Standard">
      <style:text-properties officeooo:rsid="0062732c" officeooo:paragraph-rsid="00213c87"/>
    </style:style>
    <style:style style:name="P33" style:family="paragraph" style:parent-style-name="Standard">
      <style:text-properties officeooo:rsid="0018efde" officeooo:paragraph-rsid="00213c87"/>
    </style:style>
    <style:style style:name="P34" style:family="paragraph" style:parent-style-name="Standard">
      <style:text-properties officeooo:rsid="00263977" officeooo:paragraph-rsid="00213c87"/>
    </style:style>
    <style:style style:name="P35" style:family="paragraph" style:parent-style-name="Standard">
      <style:text-properties officeooo:rsid="001bc17a" officeooo:paragraph-rsid="00213c87"/>
    </style:style>
    <style:style style:name="P36" style:family="paragraph" style:parent-style-name="Standard">
      <style:text-properties officeooo:paragraph-rsid="00213c87"/>
    </style:style>
    <style:style style:name="P37" style:family="paragraph" style:parent-style-name="Standard">
      <style:text-properties officeooo:rsid="001c8ac3" officeooo:paragraph-rsid="00213c87"/>
    </style:style>
    <style:style style:name="P38" style:family="paragraph" style:parent-style-name="Standard">
      <style:text-properties officeooo:rsid="0066130b" officeooo:paragraph-rsid="0024b248"/>
    </style:style>
    <style:style style:name="P39" style:family="paragraph" style:parent-style-name="Standard">
      <style:text-properties officeooo:paragraph-rsid="0024b248"/>
    </style:style>
    <style:style style:name="P40" style:family="paragraph" style:parent-style-name="Standard">
      <style:text-properties officeooo:rsid="0053f446" officeooo:paragraph-rsid="0024b248"/>
    </style:style>
    <style:style style:name="P41" style:family="paragraph" style:parent-style-name="Standard">
      <style:text-properties officeooo:rsid="0057fcb1" officeooo:paragraph-rsid="0024b248"/>
    </style:style>
    <style:style style:name="P42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3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5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6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8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49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50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1" style:family="paragraph" style:parent-style-name="Standard">
      <style:text-properties officeooo:rsid="00404ee6" officeooo:paragraph-rsid="00260e67"/>
    </style:style>
    <style:style style:name="P52" style:family="paragraph" style:parent-style-name="Standard">
      <style:text-properties officeooo:rsid="003debf5" officeooo:paragraph-rsid="00260e67"/>
    </style:style>
    <style:style style:name="P53" style:family="paragraph" style:parent-style-name="Standard">
      <style:text-properties officeooo:rsid="003edecf" officeooo:paragraph-rsid="00260e67"/>
    </style:style>
    <style:style style:name="P54" style:family="paragraph" style:parent-style-name="Standard">
      <style:text-properties officeooo:rsid="003c80ef" officeooo:paragraph-rsid="00260e67"/>
    </style:style>
    <style:style style:name="P55" style:family="paragraph" style:parent-style-name="Standard">
      <style:text-properties officeooo:rsid="003c6b10" officeooo:paragraph-rsid="00260e67"/>
    </style:style>
    <style:style style:name="P56" style:family="paragraph" style:parent-style-name="Standard">
      <style:text-properties officeooo:rsid="0037a7dd" officeooo:paragraph-rsid="00260e67"/>
    </style:style>
    <style:style style:name="P57" style:family="paragraph" style:parent-style-name="Standard">
      <style:text-properties officeooo:rsid="003949b8" officeooo:paragraph-rsid="00260e67"/>
    </style:style>
    <style:style style:name="P58" style:family="paragraph" style:parent-style-name="Standard">
      <style:text-properties officeooo:rsid="00351780" officeooo:paragraph-rsid="00260e67"/>
    </style:style>
    <style:style style:name="P59" style:family="paragraph" style:parent-style-name="Standard">
      <style:text-properties officeooo:rsid="000cf34f" officeooo:paragraph-rsid="00260e67"/>
    </style:style>
    <style:style style:name="P60" style:family="paragraph" style:parent-style-name="Standard">
      <style:text-properties officeooo:rsid="000bdfe7" officeooo:paragraph-rsid="00260e67"/>
    </style:style>
    <style:style style:name="P61" style:family="paragraph" style:parent-style-name="Standard">
      <style:text-properties officeooo:rsid="000a5a61" officeooo:paragraph-rsid="00260e67"/>
    </style:style>
    <style:style style:name="P62" style:family="paragraph" style:parent-style-name="Standard">
      <style:text-properties officeooo:rsid="000bbdd2" officeooo:paragraph-rsid="00260e67"/>
    </style:style>
    <style:style style:name="P63" style:family="paragraph" style:parent-style-name="Standard">
      <style:text-properties officeooo:rsid="002c1fb5" officeooo:paragraph-rsid="00260e67"/>
    </style:style>
    <style:style style:name="P64" style:family="paragraph" style:parent-style-name="Standard">
      <style:text-properties officeooo:rsid="002547fb" officeooo:paragraph-rsid="00260e67"/>
    </style:style>
    <style:style style:name="P65" style:family="paragraph" style:parent-style-name="Standard">
      <style:text-properties officeooo:rsid="0025595d" officeooo:paragraph-rsid="00260e67"/>
    </style:style>
    <style:style style:name="P66" style:family="paragraph" style:parent-style-name="Standard">
      <style:text-properties officeooo:rsid="00260aa6" officeooo:paragraph-rsid="00260e67"/>
    </style:style>
    <style:style style:name="P67" style:family="paragraph" style:parent-style-name="Standard">
      <style:text-properties officeooo:rsid="002a36a0" officeooo:paragraph-rsid="00260e67"/>
    </style:style>
    <style:style style:name="P68" style:family="paragraph" style:parent-style-name="Standard">
      <style:text-properties officeooo:rsid="0023501e" officeooo:paragraph-rsid="00260e67"/>
    </style:style>
    <style:style style:name="P69" style:family="paragraph" style:parent-style-name="Standard">
      <style:text-properties officeooo:rsid="0020b84a" officeooo:paragraph-rsid="00260e67"/>
    </style:style>
    <style:style style:name="P70" style:family="paragraph" style:parent-style-name="Standard">
      <style:text-properties officeooo:rsid="00205f5f" officeooo:paragraph-rsid="00260e67"/>
    </style:style>
    <style:style style:name="P71" style:family="paragraph" style:parent-style-name="Standard">
      <style:text-properties officeooo:rsid="001f0c1c" officeooo:paragraph-rsid="00260e67"/>
    </style:style>
    <style:style style:name="P72" style:family="paragraph" style:parent-style-name="Standard">
      <style:text-properties officeooo:rsid="001d2611" officeooo:paragraph-rsid="00260e67"/>
    </style:style>
    <style:style style:name="P73" style:family="paragraph" style:parent-style-name="Standard">
      <style:text-properties officeooo:rsid="001c8f4e" officeooo:paragraph-rsid="00260e67"/>
    </style:style>
    <style:style style:name="P74" style:family="paragraph" style:parent-style-name="Standard">
      <style:text-properties officeooo:rsid="0044e6b4" officeooo:paragraph-rsid="00260e67"/>
    </style:style>
    <style:style style:name="P75" style:family="paragraph" style:parent-style-name="Standard">
      <style:text-properties officeooo:rsid="0053deb1" officeooo:paragraph-rsid="00260e67"/>
    </style:style>
    <style:style style:name="P76" style:family="paragraph" style:parent-style-name="Standard">
      <style:text-properties officeooo:paragraph-rsid="00260e67"/>
    </style:style>
    <style:style style:name="P77" style:family="paragraph" style:parent-style-name="Standard">
      <style:text-properties officeooo:paragraph-rsid="002850d0"/>
    </style:style>
    <style:style style:name="P78" style:family="paragraph" style:parent-style-name="Standard">
      <style:text-properties officeooo:rsid="0018d8d5" officeooo:paragraph-rsid="002850d0"/>
    </style:style>
    <style:style style:name="P79" style:family="paragraph" style:parent-style-name="Standard">
      <style:text-properties officeooo:rsid="005929e7" officeooo:paragraph-rsid="002850d0"/>
    </style:style>
    <style:style style:name="P80" style:family="paragraph" style:parent-style-name="Standard">
      <style:text-properties officeooo:rsid="002ccb81" officeooo:paragraph-rsid="002ccb81"/>
    </style:style>
    <style:style style:name="P81" style:family="paragraph" style:parent-style-name="Standard">
      <style:text-properties officeooo:rsid="0038eb31" officeooo:paragraph-rsid="0038eb31"/>
    </style:style>
    <style:style style:name="P8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5" style:family="paragraph" style:parent-style-name="Standard" style:list-style-name="L1">
      <style:text-properties officeooo:rsid="005d9d11" officeooo:paragraph-rsid="001e49ff"/>
    </style:style>
    <style:style style:name="P86" style:family="paragraph" style:parent-style-name="Standard" style:list-style-name="L1">
      <style:text-properties officeooo:rsid="002ccb81" officeooo:paragraph-rsid="002ccb81"/>
    </style:style>
    <style:style style:name="P87" style:family="paragraph" style:parent-style-name="Standard" style:list-style-name="L2">
      <style:text-properties officeooo:rsid="002ccb81" officeooo:paragraph-rsid="002d3fd3"/>
    </style:style>
    <style:style style:name="P88" style:family="paragraph" style:parent-style-name="Standard" style:list-style-name="L2">
      <style:text-properties officeooo:rsid="002d3fd3" officeooo:paragraph-rsid="002d3fd3"/>
    </style:style>
    <style:style style:name="P89" style:family="paragraph" style:parent-style-name="Standard" style:list-style-name="L2">
      <style:text-properties officeooo:rsid="00168412" officeooo:paragraph-rsid="002d3fd3"/>
    </style:style>
    <style:style style:name="P90" style:family="paragraph" style:parent-style-name="Standard" style:list-style-name="L2">
      <style:text-properties officeooo:rsid="002eedce" officeooo:paragraph-rsid="002eedce"/>
    </style:style>
    <style:style style:name="P91" style:family="paragraph" style:parent-style-name="Standard" style:list-style-name="L3">
      <style:text-properties officeooo:rsid="0023e82d" officeooo:paragraph-rsid="002053d3"/>
    </style:style>
    <style:style style:name="P92" style:family="paragraph" style:parent-style-name="Standard" style:list-style-name="L4">
      <style:text-properties officeooo:rsid="0023e82d" officeooo:paragraph-rsid="002053d3"/>
    </style:style>
    <style:style style:name="P93" style:family="paragraph" style:parent-style-name="Standard" style:list-style-name="L5">
      <style:text-properties officeooo:paragraph-rsid="00213c87"/>
    </style:style>
    <style:style style:name="P94" style:family="paragraph" style:parent-style-name="Standard" style:list-style-name="L5">
      <style:text-properties officeooo:rsid="001c8ac3" officeooo:paragraph-rsid="00213c87"/>
    </style:style>
    <style:style style:name="P95" style:family="paragraph" style:parent-style-name="Standard" style:list-style-name="L5">
      <style:text-properties officeooo:rsid="002327ba" officeooo:paragraph-rsid="00213c87"/>
    </style:style>
    <style:style style:name="P96" style:family="paragraph" style:parent-style-name="Standard" style:list-style-name="L6">
      <style:text-properties officeooo:paragraph-rsid="0024b248"/>
    </style:style>
    <style:style style:name="P97" style:family="paragraph" style:parent-style-name="Standard" style:list-style-name="L7">
      <style:text-properties officeooo:rsid="001f0c1c" officeooo:paragraph-rsid="00260e67"/>
    </style:style>
    <style:style style:name="P98" style:family="paragraph" style:parent-style-name="Standard" style:list-style-name="L8">
      <style:text-properties officeooo:rsid="001f0c1c" officeooo:paragraph-rsid="00260e67"/>
    </style:style>
    <style:style style:name="P99" style:family="paragraph" style:parent-style-name="Heading_20_3">
      <style:text-properties officeooo:rsid="002ccb81" officeooo:paragraph-rsid="001e49ff"/>
    </style:style>
    <style:style style:name="P100" style:family="paragraph" style:parent-style-name="Heading_20_3">
      <style:text-properties officeooo:paragraph-rsid="00213c87"/>
    </style:style>
    <style:style style:name="P101" style:family="paragraph" style:parent-style-name="Heading_20_3">
      <style:text-properties officeooo:paragraph-rsid="0024b248"/>
    </style:style>
    <style:style style:name="P102" style:family="paragraph" style:parent-style-name="Heading_20_3">
      <style:text-properties officeooo:paragraph-rsid="00260e67"/>
    </style:style>
    <style:style style:name="P103" style:family="paragraph" style:parent-style-name="Heading_20_3">
      <style:text-properties officeooo:rsid="0053deb1" officeooo:paragraph-rsid="00260e67"/>
    </style:style>
    <style:style style:name="P104" style:family="paragraph" style:parent-style-name="Heading_20_3">
      <style:text-properties officeooo:rsid="0019a7a3" officeooo:paragraph-rsid="00260e67"/>
    </style:style>
    <style:style style:name="P105" style:family="paragraph" style:parent-style-name="Heading_20_3">
      <style:text-properties officeooo:paragraph-rsid="002850d0"/>
    </style:style>
    <style:style style:name="P106" style:family="paragraph" style:parent-style-name="Heading_20_3">
      <style:text-properties officeooo:rsid="00162d43" officeooo:paragraph-rsid="002850d0"/>
    </style:style>
    <style:style style:name="P107" style:family="paragraph" style:parent-style-name="Heading_20_2">
      <style:text-properties officeooo:paragraph-rsid="002053d3"/>
    </style:style>
    <style:style style:name="P108" style:family="paragraph" style:parent-style-name="Heading_20_2">
      <style:text-properties officeooo:paragraph-rsid="00213c87"/>
    </style:style>
    <style:style style:name="P109" style:family="paragraph" style:parent-style-name="Heading_20_2">
      <style:text-properties officeooo:rsid="001ac225" officeooo:paragraph-rsid="0024b248"/>
    </style:style>
    <style:style style:name="P110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111" style:family="paragraph" style:parent-style-name="Heading_20_2">
      <style:text-properties officeooo:paragraph-rsid="002850d0"/>
    </style:style>
    <style:style style:name="P112" style:family="paragraph" style:parent-style-name="Heading_20_2">
      <style:paragraph-properties fo:break-before="page"/>
      <style:text-properties officeooo:paragraph-rsid="002850d0"/>
    </style:style>
    <style:style style:name="P113" style:family="paragraph" style:parent-style-name="Heading_20_1" style:list-style-name=""/>
    <style:style style:name="P114" style:family="paragraph" style:parent-style-name="Heading_20_1">
      <style:text-properties officeooo:rsid="001b269b"/>
    </style:style>
    <style:style style:name="P115" style:family="paragraph" style:parent-style-name="Heading_20_1">
      <style:paragraph-properties fo:break-before="page"/>
    </style:style>
    <style:style style:name="P116" style:family="paragraph" style:parent-style-name="Heading_20_1">
      <style:paragraph-properties fo:break-before="page"/>
      <style:text-properties officeooo:rsid="0055a55e" officeooo:paragraph-rsid="001e49ff"/>
    </style:style>
    <style:style style:name="P117" style:family="paragraph" style:parent-style-name="Heading_20_1">
      <style:paragraph-properties fo:break-before="page"/>
      <style:text-properties officeooo:rsid="001aabe1" officeooo:paragraph-rsid="002053d3"/>
    </style:style>
    <style:style style:name="P118" style:family="paragraph" style:parent-style-name="Heading_20_1">
      <style:paragraph-properties fo:break-before="page"/>
      <style:text-properties officeooo:paragraph-rsid="00213c87"/>
    </style:style>
    <style:style style:name="P119" style:family="paragraph" style:parent-style-name="Heading_20_1">
      <style:paragraph-properties fo:break-before="page"/>
      <style:text-properties officeooo:paragraph-rsid="0024b248"/>
    </style:style>
    <style:style style:name="P120" style:family="paragraph" style:parent-style-name="Heading_20_1">
      <style:paragraph-properties fo:break-before="page"/>
      <style:text-properties officeooo:paragraph-rsid="002850d0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T52" style:family="text">
      <style:text-properties officeooo:rsid="00168412"/>
    </style:style>
    <style:style style:name="T53" style:family="text">
      <style:text-properties officeooo:rsid="002d3fd3"/>
    </style:style>
    <style:style style:name="T54" style:family="text">
      <style:text-properties style:font-name="Hack" fo:font-size="10pt" style:font-size-asian="10pt" style:font-size-complex="10pt"/>
    </style:style>
    <style:style style:name="T55" style:family="text">
      <style:text-properties officeooo:rsid="003ac48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9">OSDP Testing with libosdp</text:span>-conformance</text:p>
      <text:p text:style-name="P15"/>
      <text:p text:style-name="P14">An open source implementation of <text:span text:style-name="T55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82"><text:a xlink:type="simple" xlink:href="#__RefHeading___Toc7091_2397390877" text:style-name="Index_20_Link" text:visited-style-name="Index_20_Link">Quick Start<text:tab/>4</text:a></text:p>
          <text:p text:style-name="P82"><text:a xlink:type="simple" xlink:href="#__RefHeading___Toc10847_2397390877" text:style-name="Index_20_Link" text:visited-style-name="Index_20_Link">Introduction<text:tab/>5</text:a></text:p>
          <text:p text:style-name="P83"><text:a xlink:type="simple" xlink:href="#__RefHeading___Toc2110_4121588809" text:style-name="Index_20_Link" text:visited-style-name="Index_20_Link">Documentation<text:tab/>5</text:a></text:p>
          <text:p text:style-name="P83"><text:a xlink:type="simple" xlink:href="#__RefHeading___Toc14879_1906346173" text:style-name="Index_20_Link" text:visited-style-name="Index_20_Link">whats in the repo<text:tab/>5</text:a></text:p>
          <text:p text:style-name="P82"><text:a xlink:type="simple" xlink:href="#__RefHeading___Toc12251_2397390877" text:style-name="Index_20_Link" text:visited-style-name="Index_20_Link">Building from source<text:tab/>6</text:a></text:p>
          <text:p text:style-name="P84"><text:a xlink:type="simple" xlink:href="#__RefHeading___Toc2126_4121588809" text:style-name="Index_20_Link" text:visited-style-name="Index_20_Link">Steps to set up libosdp-conformance<text:tab/>6</text:a></text:p>
          <text:p text:style-name="P84"><text:a xlink:type="simple" xlink:href="#__RefHeading___Toc5652_1906346173" text:style-name="Index_20_Link" text:visited-style-name="Index_20_Link">Platform Set-Up<text:tab/>7</text:a></text:p>
          <text:p text:style-name="P82"><text:a xlink:type="simple" xlink:href="#__RefHeading___Toc15412_2397390877" text:style-name="Index_20_Link" text:visited-style-name="Index_20_Link">Operation<text:tab/>8</text:a></text:p>
          <text:p text:style-name="P84"><text:a xlink:type="simple" xlink:href="#__RefHeading___Toc111_1618650550" text:style-name="Index_20_Link" text:visited-style-name="Index_20_Link">Using the OSDP Monitor<text:tab/>8</text:a></text:p>
          <text:p text:style-name="P83"><text:a xlink:type="simple" xlink:href="#__RefHeading___Toc376_1091747927" text:style-name="Index_20_Link" text:visited-style-name="Index_20_Link">Set-up<text:tab/>8</text:a></text:p>
          <text:p text:style-name="P83"><text:a xlink:type="simple" xlink:href="#__RefHeading___Toc378_1091747927" text:style-name="Index_20_Link" text:visited-style-name="Index_20_Link">Starting the Monitor<text:tab/>8</text:a></text:p>
          <text:p text:style-name="P84"><text:a xlink:type="simple" xlink:href="#__RefHeading___Toc113_16186505501" text:style-name="Index_20_Link" text:visited-style-name="Index_20_Link">Using the OSDP PD<text:tab/>8</text:a></text:p>
          <text:p text:style-name="P83"><text:a xlink:type="simple" xlink:href="#__RefHeading___Toc106_10917479271" text:style-name="Index_20_Link" text:visited-style-name="Index_20_Link">Set-up<text:tab/>8</text:a></text:p>
          <text:p text:style-name="P83"><text:a xlink:type="simple" xlink:href="#__RefHeading___Toc108_10917479271" text:style-name="Index_20_Link" text:visited-style-name="Index_20_Link">Running the PD<text:tab/>9</text:a></text:p>
          <text:p text:style-name="P83"><text:a xlink:type="simple" xlink:href="#__RefHeading___Toc110_10917479271" text:style-name="Index_20_Link" text:visited-style-name="Index_20_Link">PD (Web) Interface<text:tab/>9</text:a></text:p>
          <text:p text:style-name="P83"><text:a xlink:type="simple" xlink:href="#__RefHeading___Toc112_10917479271" text:style-name="Index_20_Link" text:visited-style-name="Index_20_Link">Command Line<text:tab/>9</text:a></text:p>
          <text:p text:style-name="P84"><text:a xlink:type="simple" xlink:href="#__RefHeading___Toc2116_4121588809" text:style-name="Index_20_Link" text:visited-style-name="Index_20_Link">Using the OSDP ACU<text:tab/>9</text:a></text:p>
          <text:p text:style-name="P83"><text:a xlink:type="simple" xlink:href="#__RefHeading___Toc106_1091747927" text:style-name="Index_20_Link" text:visited-style-name="Index_20_Link">Set-up<text:tab/>9</text:a></text:p>
          <text:p text:style-name="P83"><text:a xlink:type="simple" xlink:href="#__RefHeading___Toc108_1091747927" text:style-name="Index_20_Link" text:visited-style-name="Index_20_Link">Running the ACU<text:tab/>9</text:a></text:p>
          <text:p text:style-name="P83"><text:a xlink:type="simple" xlink:href="#__RefHeading___Toc110_1091747927" text:style-name="Index_20_Link" text:visited-style-name="Index_20_Link">ACU (Web) Interface<text:tab/>10</text:a></text:p>
          <text:p text:style-name="P83"><text:a xlink:type="simple" xlink:href="#__RefHeading___Toc112_1091747927" text:style-name="Index_20_Link" text:visited-style-name="Index_20_Link">Command Line<text:tab/>10</text:a></text:p>
          <text:p text:style-name="P82"><text:a xlink:type="simple" xlink:href="#__RefHeading___Toc15414_2397390877" text:style-name="Index_20_Link" text:visited-style-name="Index_20_Link">Conformance Testing<text:tab/>11</text:a></text:p>
          <text:p text:style-name="P84"><text:a xlink:type="simple" xlink:href="#__RefHeading___Toc111_16186505502" text:style-name="Index_20_Link" text:visited-style-name="Index_20_Link">Conformance Instrumentation<text:tab/>11</text:a></text:p>
          <text:p text:style-name="P84"><text:a xlink:type="simple" xlink:href="#__RefHeading___Toc315_16186505501" text:style-name="Index_20_Link" text:visited-style-name="Index_20_Link">Reporting<text:tab/>11</text:a></text:p>
          <text:p text:style-name="P84"><text:a xlink:type="simple" xlink:href="#__RefHeading___Toc317_16186505501" text:style-name="Index_20_Link" text:visited-style-name="Index_20_Link">Conformance Exercises<text:tab/>11</text:a></text:p>
          <text:p text:style-name="P83"><text:a xlink:type="simple" xlink:href="#__RefHeading___Toc2129_4121588809" text:style-name="Index_20_Link" text:visited-style-name="Index_20_Link">OSDP Process<text:tab/>11</text:a></text:p>
          <text:p text:style-name="P83"><text:a xlink:type="simple" xlink:href="#__RefHeading___Toc2131_4121588809" text:style-name="Index_20_Link" text:visited-style-name="Index_20_Link">Start-up Settings<text:tab/>11</text:a></text:p>
          <text:p text:style-name="P83"><text:a xlink:type="simple" xlink:href="#__RefHeading___Toc1515_2636794443" text:style-name="Index_20_Link" text:visited-style-name="Index_20_Link">settings and saved configuration<text:tab/>11</text:a></text:p>
          <text:p text:style-name="P82"><text:a xlink:type="simple" xlink:href="#__RefHeading___Toc15416_2397390877" text:style-name="Index_20_Link" text:visited-style-name="Index_20_Link">Controlling the OSDP Process<text:tab/>12</text:a></text:p>
          <text:p text:style-name="P83"><text:a xlink:type="simple" xlink:href="#__RefHeading___Toc16620_1715687190" text:style-name="Index_20_Link" text:visited-style-name="Index_20_Link">acurxsize<text:tab/>12</text:a></text:p>
          <text:p text:style-name="P83"><text:a xlink:type="simple" xlink:href="#__RefHeading___Toc16622_1715687190" text:style-name="Index_20_Link" text:visited-style-name="Index_20_Link">bio_read<text:tab/>12</text:a></text:p>
          <text:p text:style-name="P83"><text:a xlink:type="simple" xlink:href="#__RefHeading___Toc16624_1715687190" text:style-name="Index_20_Link" text:visited-style-name="Index_20_Link">busy<text:tab/>12</text:a></text:p>
          <text:p text:style-name="P83"><text:a xlink:type="simple" xlink:href="#__RefHeading___Toc16626_1715687190" text:style-name="Index_20_Link" text:visited-style-name="Index_20_Link">buzz<text:tab/>12</text:a></text:p>
          <text:p text:style-name="P83"><text:a xlink:type="simple" xlink:href="#__RefHeading___Toc16628_1715687190" text:style-name="Index_20_Link" text:visited-style-name="Index_20_Link">capabilities<text:tab/>12</text:a></text:p>
          <text:p text:style-name="P83"><text:a xlink:type="simple" xlink:href="#__RefHeading___Toc16630_1715687190" text:style-name="Index_20_Link" text:visited-style-name="Index_20_Link">comset<text:tab/>12</text:a></text:p>
          <text:p text:style-name="P83"><text:a xlink:type="simple" xlink:href="#__RefHeading___Toc16632_1715687190" text:style-name="Index_20_Link" text:visited-style-name="Index_20_Link">conform_x_x_x<text:tab/>12</text:a></text:p>
          <text:p text:style-name="P83"><text:a xlink:type="simple" xlink:href="#__RefHeading___Toc16634_1715687190" text:style-name="Index_20_Link" text:visited-style-name="Index_20_Link">dump_status<text:tab/>13</text:a></text:p>
          <text:p text:style-name="P83"><text:a xlink:type="simple" xlink:href="#__RefHeading___Toc1593_2636794443" text:style-name="Index_20_Link" text:visited-style-name="Index_20_Link">factory-default<text:tab/>13</text:a></text:p>
          <text:p text:style-name="P83"><text:a xlink:type="simple" xlink:href="#__RefHeading___Toc16638_1715687190" text:style-name="Index_20_Link" text:visited-style-name="Index_20_Link">genauth<text:tab/>13</text:a></text:p>
          <text:p text:style-name="P83"><text:a xlink:type="simple" xlink:href="#__RefHeading___Toc16640_1715687190" text:style-name="Index_20_Link" text:visited-style-name="Index_20_Link">identify<text:tab/>13</text:a></text:p>
          <text:p text:style-name="P83"><text:a xlink:type="simple" xlink:href="#__RefHeading___Toc16642_1715687190" text:style-name="Index_20_Link" text:visited-style-name="Index_20_Link">induce-NAK<text:tab/>13</text:a></text:p>
          <text:p text:style-name="P83"><text:a xlink:type="simple" xlink:href="#__RefHeading___Toc18624_1863743381" text:style-name="Index_20_Link" text:visited-style-name="Index_20_Link">initiate-secure-channel<text:tab/>14</text:a></text:p>
          <text:p text:style-name="P83"><text:a xlink:type="simple" xlink:href="#__RefHeading___Toc16646_1715687190" text:style-name="Index_20_Link" text:visited-style-name="Index_20_Link">input_status<text:tab/>14</text:a></text:p>
          <text:p text:style-name="P83"><text:a xlink:type="simple" xlink:href="#__RefHeading___Toc16648_1715687190" text:style-name="Index_20_Link" text:visited-style-name="Index_20_Link">keep-active<text:tab/>14</text:a></text:p>
          <text:p text:style-name="P83"><text:soft-page-break/><text:a xlink:type="simple" xlink:href="#__RefHeading___Toc1595_2636794443" text:style-name="Index_20_Link" text:visited-style-name="Index_20_Link">keypad<text:tab/>14</text:a></text:p>
          <text:p text:style-name="P83"><text:a xlink:type="simple" xlink:href="#__RefHeading___Toc16652_1715687190" text:style-name="Index_20_Link" text:visited-style-name="Index_20_Link">keyset<text:tab/>14</text:a></text:p>
          <text:p text:style-name="P83"><text:a xlink:type="simple" xlink:href="#__RefHeading___Toc16654_1715687190" text:style-name="Index_20_Link" text:visited-style-name="Index_20_Link">led<text:tab/>14</text:a></text:p>
          <text:p text:style-name="P83"><text:a xlink:type="simple" xlink:href="#__RefHeading___Toc16656_1715687190" text:style-name="Index_20_Link" text:visited-style-name="Index_20_Link">local_status<text:tab/>15</text:a></text:p>
          <text:p text:style-name="P83"><text:a xlink:type="simple" xlink:href="#__RefHeading___Toc16658_1715687190" text:style-name="Index_20_Link" text:visited-style-name="Index_20_Link">mfg<text:tab/>15</text:a></text:p>
          <text:p text:style-name="P83"><text:a xlink:type="simple" xlink:href="#__RefHeading___Toc16660_1715687190" text:style-name="Index_20_Link" text:visited-style-name="Index_20_Link">operator_confirm<text:tab/>15</text:a></text:p>
          <text:p text:style-name="P83"><text:a xlink:type="simple" xlink:href="#__RefHeading___Toc16662_1715687190" text:style-name="Index_20_Link" text:visited-style-name="Index_20_Link">output<text:tab/>15</text:a></text:p>
          <text:p text:style-name="P83"><text:a xlink:type="simple" xlink:href="#__RefHeading___Toc1597_2636794443" text:style-name="Index_20_Link" text:visited-style-name="Index_20_Link">output_status<text:tab/>15</text:a></text:p>
          <text:p text:style-name="P83"><text:a xlink:type="simple" xlink:href="#__RefHeading___Toc16666_1715687190" text:style-name="Index_20_Link" text:visited-style-name="Index_20_Link">polling<text:tab/>15</text:a></text:p>
          <text:p text:style-name="P83"><text:a xlink:type="simple" xlink:href="#__RefHeading___Toc16668_1715687190" text:style-name="Index_20_Link" text:visited-style-name="Index_20_Link">present_card<text:tab/>15</text:a></text:p>
          <text:p text:style-name="P83"><text:a xlink:type="simple" xlink:href="#__RefHeading___Toc16670_1715687190" text:style-name="Index_20_Link" text:visited-style-name="Index_20_Link">reader_status<text:tab/>16</text:a></text:p>
          <text:p text:style-name="P83"><text:a xlink:type="simple" xlink:href="#__RefHeading___Toc16672_1715687190" text:style-name="Index_20_Link" text:visited-style-name="Index_20_Link">reset<text:tab/>16</text:a></text:p>
          <text:p text:style-name="P83"><text:a xlink:type="simple" xlink:href="#__RefHeading___Toc16608_1715687190" text:style-name="Index_20_Link" text:visited-style-name="Index_20_Link">reset_power<text:tab/>16</text:a></text:p>
          <text:p text:style-name="P83"><text:a xlink:type="simple" xlink:href="#__RefHeading___Toc16610_1715687190" text:style-name="Index_20_Link" text:visited-style-name="Index_20_Link">send_poll<text:tab/>16</text:a></text:p>
          <text:p text:style-name="P83"><text:a xlink:type="simple" xlink:href="#__RefHeading___Toc16612_1715687190" text:style-name="Index_20_Link" text:visited-style-name="Index_20_Link">stop<text:tab/>16</text:a></text:p>
          <text:p text:style-name="P83"><text:a xlink:type="simple" xlink:href="#__RefHeading___Toc16614_1715687190" text:style-name="Index_20_Link" text:visited-style-name="Index_20_Link">tamper<text:tab/>16</text:a></text:p>
          <text:p text:style-name="P83"><text:a xlink:type="simple" xlink:href="#__RefHeading___Toc1599_2636794443" text:style-name="Index_20_Link" text:visited-style-name="Index_20_Link">text<text:tab/>16</text:a></text:p>
          <text:p text:style-name="P83"><text:a xlink:type="simple" xlink:href="#__RefHeading___Toc782_1597607462" text:style-name="Index_20_Link" text:visited-style-name="Index_20_Link">trace<text:tab/>16</text:a></text:p>
          <text:p text:style-name="P83"><text:a xlink:type="simple" xlink:href="#__RefHeading___Toc16600_1715687190" text:style-name="Index_20_Link" text:visited-style-name="Index_20_Link">transfer<text:tab/>16</text:a></text:p>
          <text:p text:style-name="P83"><text:a xlink:type="simple" xlink:href="#__RefHeading___Toc16602_1715687190" text:style-name="Index_20_Link" text:visited-style-name="Index_20_Link">verbosity<text:tab/>16</text:a></text:p>
          <text:p text:style-name="P83"><text:a xlink:type="simple" xlink:href="#__RefHeading___Toc18626_1863743381" text:style-name="Index_20_Link" text:visited-style-name="Index_20_Link">Command xwrite<text:tab/>17</text:a></text:p>
          <text:p text:style-name="P84"><text:a xlink:type="simple" xlink:href="#__RefHeading___Toc15727_2397390877" text:style-name="Index_20_Link" text:visited-style-name="Index_20_Link">Tools<text:tab/>18</text:a></text:p>
          <text:p text:style-name="P83"><text:a xlink:type="simple" xlink:href="#__RefHeading___Toc15729_2397390877" text:style-name="Index_20_Link" text:visited-style-name="Index_20_Link">OSDP Capture - OSDPCAP<text:tab/>18</text:a></text:p>
          <text:p text:style-name="P83"><text:a xlink:type="simple" xlink:href="#__RefHeading___Toc7132_1715687190" text:style-name="Index_20_Link" text:visited-style-name="Index_20_Link">Packet Decoder<text:tab/>18</text:a></text:p>
          <text:p text:style-name="P82"><text:a xlink:type="simple" xlink:href="#__RefHeading___Toc16011_2397390877" text:style-name="Index_20_Link" text:visited-style-name="Index_20_Link">Appendix<text:tab/>19</text:a></text:p>
          <text:p text:style-name="P84"><text:a xlink:type="simple" xlink:href="#__RefHeading___Toc1523_2636794443" text:style-name="Index_20_Link" text:visited-style-name="Index_20_Link">A. Colophon<text:tab/>19</text:a></text:p>
          <text:p text:style-name="P84"><text:a xlink:type="simple" xlink:href="#__RefHeading___Toc1349_4265254038" text:style-name="Index_20_Link" text:visited-style-name="Index_20_Link">B. Parameter files<text:tab/>20</text:a></text:p>
          <text:p text:style-name="P83"><text:a xlink:type="simple" xlink:href="#__RefHeading___Toc1351_4265254038" text:style-name="Index_20_Link" text:visited-style-name="Index_20_Link">Start-up settings - open-osdp-params.json<text:tab/>20</text:a></text:p>
          <text:p text:style-name="P83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8"/>
      <text:h text:style-name="P113" text:outline-level="1"/>
      <text:p text:style-name="P2"/>
      <text:h text:style-name="P114" text:outline-level="1"><text:bookmark-start text:name="__RefHeading___Toc7091_2397390877"/>Quick Start<text:bookmark-end text:name="__RefHeading___Toc7091_2397390877"/></text:h>
      <text:p text:style-name="P19">From user opsadmin1 from a Ubuntu 20 or equivalent Linux platform...</text:p>
      <text:p text:style-name="P19"/>
      <text:p text:style-name="P19">Get it:</text:p>
      <text:p text:style-name="P19"><text:tab/>github clone https://github.com/Security-Industry-Association/libosdp-conformance</text:p>
      <text:p text:style-name="P19"/>
      <text:p text:style-name="P19">Set up to build:</text:p>
      <text:p text:style-name="P19"><text:tab/>apt get install build-essential gdb libjansson-dev libgnutls28-dev</text:p>
      <text:p text:style-name="P19"><text:tab/>git clone https://github.com/kokke/tiny-AES-c</text:p>
      <text:p text:style-name="P19"/>
      <text:p text:style-name="P19">Build:</text:p>
      <text:p text:style-name="P19"><text:tab/>cd tiny-AES-c</text:p>
      <text:p text:style-name="P19"><text:tab/>make</text:p>
      <text:p text:style-name="P19"><text:tab/>cd ../libosdp-conformance</text:p>
      <text:p text:style-name="P19"><text:tab/>sudo mkdir -p /opt/osdp-conformance; chown opsadmin1:opsadmin1 /opt/osdp-conformance</text:p>
      <text:p text:style-name="P19"><text:tab/>./install-aes</text:p>
      <text:p text:style-name="P19"><text:tab/>make 2&gt;stderr osdp-tls</text:p>
      <text:p text:style-name="P19"><text:tab/>tar czvf ~/libosdp-conformance.tgz opt</text:p>
      <text:p text:style-name="P19"><text:tab/>cd /</text:p>
      <text:p text:style-name="P19"><text:tab/>tar xvf ~/libosdp-conformance.tgz</text:p>
      <text:p text:style-name="P19"/>
      <text:p text:style-name="P19">Configure:</text:p>
      <text:p text:style-name="P19"><text:tab/>cd /opt/osdp-conformance/run/ACU</text:p>
      <text:p text:style-name="P19"><text:tab/>cp open-osdp-params-ACU.json open-osdp-params.json</text:p>
      <text:p text:style-name="P19"/>
      <text:p text:style-name="P19">Run (as an ACU):</text:p>
      <text:p text:style-name="P19"><text:tab/>cd /opt/osdp-conformance/run/ACU</text:p>
      <text:p text:style-name="P19"><text:tab/>sudo /opt/osdp-conformance/bin/open-osdp</text:p>
      <text:p text:style-name="P19"/>
      <text:p text:style-name="P19">Similarly for the ACU or the Monitor. <text:s/>See the install details to set up a platform with a web UI.</text:p>
      <text:p text:style-name="P19"/>
      <text:h text:style-name="P116" text:outline-level="1"><text:bookmark-start text:name="__RefHeading___Toc10847_2397390877"/><text:span text:style-name="T2">I</text:span>ntroduction<text:bookmark-end text:name="__RefHeading___Toc10847_2397390877"/></text:h>
      <text:p text:style-name="P17">DRAFT<text:span text:style-name="T3"> documentation. <text:s/>Web UI is being updated to support </text:span><text:span text:style-name="T4">OSDP Verified</text:span><text:span text:style-name="T3">.</text:span></text:p>
      <text:p text:style-name="P21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99" text:outline-level="3"><text:bookmark-start text:name="__RefHeading___Toc2110_4121588809"/>Documentation<text:bookmark-end text:name="__RefHeading___Toc2110_4121588809"/></text:h>
      <text:p text:style-name="P16">The doc directory contains this document and other files.</text:p>
      <text:p text:style-name="P16">This document contains:</text:p>
      <text:list xml:id="list7824865767066319810" text:style-name="L1">
        <text:list-item>
          <text:p text:style-name="P85">quick-start for build and run</text:p>
        </text:list-item>
        <text:list-item>
          <text:p text:style-name="P85">build instructions</text:p>
        </text:list-item>
        <text:list-item>
          <text:p text:style-name="P86">...</text:p>
        </text:list-item>
      </text:list>
      <text:p text:style-name="P80">Other documentation</text:p>
      <text:list xml:id="list7541676493504815132" text:style-name="L2">
        <text:list-item>
          <text:p text:style-name="P88">example OSDP configuration files</text:p>
        </text:list-item>
        <text:list-item>
          <text:p text:style-name="P88">example OSDP control directives</text:p>
        </text:list-item>
        <text:list-item>
          <text:p text:style-name="P89">osdp pcap format<text:span text:style-name="T5"> documentation</text:span></text:p>
        </text:list-item>
        <text:list-item>
          <text:p text:style-name="P90">example configuration files for installing libosdp-conformance on a Linux platform.</text:p>
        </text:list-item>
        <text:list-item>
          <text:p text:style-name="P87">errata for recent IEC 60839-11-5 draft(s)<text:span text:style-name="T52"><text:tab/></text:span></text:p>
        </text:list-item>
      </text:list>
      <text:p text:style-name="P24"><text:tab/>example platform set-up fil<text:span text:style-name="T53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20">Contents of the package</text:p>
      <text:p text:style-name="P20"><text:tab/>src-lib</text:p>
      <text:p text:style-name="P20"><text:tab/>include</text:p>
      <text:p text:style-name="P20"><text:tab/>src-ui</text:p>
      <text:p text:style-name="P20"><text:tab/>test</text:p>
      <text:p text:style-name="P20"><text:tab/>doc</text:p>
      <text:p text:style-name="P23"><text:tab/><text:tab/>doc-src</text:p>
      <text:p text:style-name="P23"><text:tab/><text:tab/>doc-pdf</text:p>
      <text:p text:style-name="P25"><text:tab/><text:tab/>spec - iec errata</text:p>
      <text:p text:style-name="P20"><text:tab/>src-485</text:p>
      <text:p text:style-name="P20"><text:tab/>src-tls</text:p>
      <text:p text:style-name="P20"><text:tab/>src-tools</text:p>
      <text:p text:style-name="P20"/>
      <text:h text:style-name="P117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2">This assumes a Linux platform. <text:s/>The description is written for user "opsadmin1", which has sudo. <text:s/>It is assumed there is a 2-wire RS-485 device attached as /dev/ttyUSB0.</text:p>
      <text:h text:style-name="P107" text:outline-level="2"><text:bookmark-start text:name="__RefHeading___Toc2126_4121588809"/>Steps to set up libosdp-conformance<text:bookmark-end text:name="__RefHeading___Toc2126_4121588809"/></text:h>
      <text:p text:style-name="P27"><text:span text:style-name="T6">A. </text:span>install these packages to build:</text:p>
      <text:p text:style-name="P27"/>
      <text:p text:style-name="P27"><text:tab/><text:span text:style-name="T7">apt install build-essential gdb libjansson-dev libgnutls28-dev</text:span><text:span text:style-name="T8"> apache2</text:span></text:p>
      <text:p text:style-name="P27"/>
      <text:p text:style-name="P27"><text:span text:style-name="T6">B. </text:span>get <text:span text:style-name="T9">the </text:span>AES<text:span text:style-name="T9"> library</text:span> from github</text:p>
      <text:p text:style-name="P27"/>
      <text:p text:style-name="P28"><text:tab/>git clone https://github.com/kokke/tiny-AES-c</text:p>
      <text:p text:style-name="P27"/>
      <text:p text:style-name="P27"><text:span text:style-name="T6">C. </text:span>get libosdp-conformance from github</text:p>
      <text:p text:style-name="P27"/>
      <text:p text:style-name="P28">git clone https://github.com/Security-Industry-Association<text:span text:style-name="T9">/libosdp-conformance</text:span></text:p>
      <text:p text:style-name="P27"/>
      <text:p text:style-name="P27"><text:span text:style-name="T6">D. </text:span>set up environment</text:p>
      <text:p text:style-name="P27"/>
      <text:p text:style-name="P28"><text:tab/>sudo mkdir /opt/osdp-conformance</text:p>
      <text:p text:style-name="P28"><text:tab/>sudo chown opsadmin1:opsadmin1 /opt/osdp-conformance</text:p>
      <text:p text:style-name="P27"/>
      <text:p text:style-name="P27"><text:span text:style-name="T6">E. </text:span>build <text:span text:style-name="T2">AES</text:span></text:p>
      <text:p text:style-name="P27"/>
      <text:p text:style-name="P28"><text:tab/>cd tiny-AES-c</text:p>
      <text:p text:style-name="P28"><text:tab/>make</text:p>
      <text:p text:style-name="P27"/>
      <text:p text:style-name="P27"><text:span text:style-name="T6">F. </text:span>install AES for use by OSDP</text:p>
      <text:p text:style-name="P27"/>
      <text:p text:style-name="P28"><text:tab/>cd libosdp-conformance</text:p>
      <text:p text:style-name="P28"><text:tab/>./install-aes</text:p>
      <text:p text:style-name="P27"/>
      <text:p text:style-name="P27"><text:span text:style-name="T6">G. </text:span>build the OSDP code</text:p>
      <text:p text:style-name="P27"/>
      <text:p text:style-name="P27"><text:tab/>make 2&gt;stderr osdp-tls</text:p>
      <text:p text:style-name="P27"/>
      <text:p text:style-name="P27"><text:span text:style-name="T6">H. </text:span>create the distribution tarball</text:p>
      <text:p text:style-name="P27"/>
      <text:p text:style-name="P28"><text:tab/>tar czvf ~/libosdp-conformance.tgz opt</text:p>
      <text:p text:style-name="P27"/>
      <text:p text:style-name="P27"><text:span text:style-name="T6">I. </text:span>install the package</text:p>
      <text:p text:style-name="P27"/>
      <text:p text:style-name="P28"><text:tab/>cd /</text:p>
      <text:p text:style-name="P28"><text:tab/>tar xvf ~/libosdp-conformance.tgz</text:p>
      <text:h text:style-name="P107" text:outline-level="2"><text:bookmark-start text:name="__RefHeading___Toc5652_1906346173"/><text:soft-page-break/>Platform Set-Up<text:bookmark-end text:name="__RefHeading___Toc5652_1906346173"/></text:h>
      <text:p text:style-name="P31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1"/>
      <text:p text:style-name="P31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1"/>
      <text:list xml:id="list3613591261462176590" text:style-name="L3">
        <text:list-item>
          <text:p text:style-name="P91">remove the default configuration<text:span text:style-name="T2">, replace it with the "osdp.conf" apache config file (see doc/linux-sample.)</text:span></text:p>
        </text:list-item>
        <text:list-item>
          <text:p text:style-name="P91">enable CGI processing (add symlinks in /etc/apache2/mods-enabled)</text:p>
        </text:list-item>
      </text:list>
      <text:p text:style-name="P31"/>
      <text:p text:style-name="P31">B. Set up user www-data</text:p>
      <text:p text:style-name="P31"/>
      <text:list xml:id="list197552051607885113" text:style-name="L4">
        <text:list-item>
          <text:p text:style-name="P92">change /etc/passwd so that www-data's default shell is /bin/bash</text:p>
        </text:list-item>
        <text:list-item>
          <text:p text:style-name="P92">add a sudo entry to /etc/sudoers.d (see file in doc/linux-sample/.)</text:p>
        </text:list-item>
      </text:list>
      <text:p text:style-name="P26"/>
      <text:h text:style-name="P118" text:outline-level="1"><text:bookmark-start text:name="__RefHeading___Toc15412_2397390877"/>Operation<text:bookmark-end text:name="__RefHeading___Toc15412_2397390877"/></text:h>
      <text:p text:style-name="P32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108" text:outline-level="2"><text:bookmark-start text:name="__RefHeading___Toc111_1618650550"/>Using the OSDP Monitor<text:bookmark-end text:name="__RefHeading___Toc111_1618650550"/></text:h>
      <text:p text:style-name="P36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00" text:outline-level="3"><text:bookmark-start text:name="__RefHeading___Toc376_1091747927"/>Set-up<text:bookmark-end text:name="__RefHeading___Toc376_1091747927"/></text:h>
      <text:p text:style-name="P33">Create a parameter file in the MON directory</text:p>
      <text:p text:style-name="P33"><text:tab/>cd /opt/osdp-conformance/run/MON</text:p>
      <text:p text:style-name="P33"><text:tab/>cp open-osdp-params-MON.json open-osdp-params.json</text:p>
      <text:h text:style-name="P100" text:outline-level="3"><text:bookmark-start text:name="__RefHeading___Toc378_1091747927"/>Starting the Monitor<text:bookmark-end text:name="__RefHeading___Toc378_1091747927"/></text:h>
      <text:p text:style-name="P33">To start the monitor<text:span text:style-name="T12">, </text:span>start two shells<text:span text:style-name="T13">.</text:span></text:p>
      <text:p text:style-name="P33"/>
      <text:p text:style-name="P34">In the first shell, strat the monitor:</text:p>
      <text:p text:style-name="P33"/>
      <text:p text:style-name="P30"><text:tab/>cd /opt/osdp-conformance/run/MON</text:p>
      <text:p text:style-name="P30"><text:tab/>sudo /opt/osdp-conformance/bin/open-osdp</text:p>
      <text:p text:style-name="P33"/>
      <text:p text:style-name="P34">In the second shell, watch the log:</text:p>
      <text:p text:style-name="P33"><text:s/></text:p>
      <text:p text:style-name="P30"><text:tab/>cd /opt/osdp-conformance/run/MON</text:p>
      <text:p text:style-name="P30"><text:tab/>tail -f osdp.log</text:p>
      <text:h text:style-name="P108" text:outline-level="2"><text:bookmark-start text:name="__RefHeading___Toc113_16186505501"/>Using the OSDP <text:span text:style-name="T14">PD</text:span><text:bookmark-end text:name="__RefHeading___Toc113_16186505501"/></text:h>
      <text:p text:style-name="P36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00" text:outline-level="3"><text:bookmark-start text:name="__RefHeading___Toc106_10917479271"/><text:span text:style-name="T16">S</text:span>et-up<text:bookmark-end text:name="__RefHeading___Toc106_10917479271"/></text:h>
      <text:p text:style-name="P35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5"/>
      <text:p text:style-name="P29"><text:tab/>cd /opt/osdp-conformance/run/<text:span text:style-name="T15">PD</text:span></text:p>
      <text:p text:style-name="P29"><text:tab/>cp open-osdp-params-<text:span text:style-name="T15">PD</text:span>.json open-osdp-params.json</text:p>
      <text:h text:style-name="P100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5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00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5">The keywords in bold below appear as HTML links.</text:p>
      <text:list xml:id="list5660000651399373014" text:style-name="L5">
        <text:list-item>
          <text:p text:style-name="P93"><text:span text:style-name="T19">Start</text:span><text:span text:style-name="T17"> to start the PD</text:span></text:p>
        </text:list-item>
        <text:list-item>
          <text:p text:style-name="P94"><text:span text:style-name="T18">Stop</text:span> to stop the <text:span text:style-name="T20">PD</text:span></text:p>
        </text:list-item>
        <text:list-item>
          <text:p text:style-name="P94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94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94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94">The most recent messages are displayed with "Recent <text:span text:style-name="T23">PD</text:span> <text:span text:style-name="T18">log</text:span>".</text:p>
        </text:list-item>
        <text:list-item>
          <text:p text:style-name="P94">Errors in operation appear in the <text:span text:style-name="T18">error</text:span> log.</text:p>
        </text:list-item>
        <text:list-item>
          <text:p text:style-name="P95">you can stop the platform with the <text:span text:style-name="T18">stop</text:span> command (it delays serveral seconds before poweroff.)</text:p>
        </text:list-item>
      </text:list>
      <text:p text:style-name="P37"/>
      <text:p text:style-name="P37">Various tests can be activated. <text:s/>Some tests are listed as "automatic" which means the test results are reported either when the message exchange happens or when a report is generated.</text:p>
      <text:h text:style-name="P100" text:outline-level="3"><text:bookmark-start text:name="__RefHeading___Toc112_10917479271"/>Command Line<text:bookmark-end text:name="__RefHeading___Toc112_10917479271"/></text:h>
      <text:p text:style-name="P35">From the command line</text:p>
      <text:p text:style-name="P35"/>
      <text:p text:style-name="P29"><text:tab/>cd /opt/osdp-conformance/run/<text:span text:style-name="T15">PD</text:span></text:p>
      <text:p text:style-name="P29"><text:tab/>sudo /opt/osdp-conformance/bin/open-osdp</text:p>
      <text:h text:style-name="P108" text:outline-level="2"><text:bookmark-start text:name="__RefHeading___Toc2116_4121588809"/>Using the OSDP ACU<text:bookmark-end text:name="__RefHeading___Toc2116_4121588809"/></text:h>
      <text:p text:style-name="P36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00" text:outline-level="3"><text:bookmark-start text:name="__RefHeading___Toc106_1091747927"/><text:span text:style-name="T16">S</text:span>et-up<text:bookmark-end text:name="__RefHeading___Toc106_1091747927"/></text:h>
      <text:p text:style-name="P35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5"/>
      <text:p text:style-name="P29"><text:tab/>cd /opt/osdp-conformance/run/ACU</text:p>
      <text:p text:style-name="P29"><text:tab/>cp open-osdp-params-ACU.json open-osdp-params.json</text:p>
      <text:h text:style-name="P100" text:outline-level="3"><text:bookmark-start text:name="__RefHeading___Toc108_1091747927"/>Running the ACU<text:bookmark-end text:name="__RefHeading___Toc108_1091747927"/></text:h>
      <text:p text:style-name="P35">From the web UI navigate to http://tester/Test-ACU.html.<text:span text:style-name="T17"> <text:s/>Start the ACU, then use the ACU status to conform there are messages being exchanged.</text:span></text:p>
      <text:h text:style-name="P100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5">The keywords in bold below appear as HTML links.</text:p>
      <text:list xml:id="list191510393230159" text:continue-numbering="true" text:style-name="L5">
        <text:list-item>
          <text:p text:style-name="P93"><text:span text:style-name="T19">Start</text:span><text:span text:style-name="T17"> to start the ACU</text:span></text:p>
        </text:list-item>
        <text:list-item>
          <text:p text:style-name="P94"><text:span text:style-name="T18">Stop</text:span> to stop the ACU</text:p>
        </text:list-item>
        <text:list-item>
          <text:p text:style-name="P94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94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94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94">The most recent messages are displayed with "Recent ACU <text:span text:style-name="T18">log</text:span>".</text:p>
        </text:list-item>
        <text:list-item>
          <text:p text:style-name="P94">Errors in operation appear in the <text:span text:style-name="T18">error</text:span> log.</text:p>
        </text:list-item>
      </text:list>
      <text:p text:style-name="P37"/>
      <text:p text:style-name="P37">Various tests can be activated. <text:s/>Some tests are listed as "automatic" which means the test results are reported either when the message exchange happens or when a report is generated.</text:p>
      <text:h text:style-name="P100" text:outline-level="3"><text:bookmark-start text:name="__RefHeading___Toc112_1091747927"/>Command Line<text:bookmark-end text:name="__RefHeading___Toc112_1091747927"/></text:h>
      <text:p text:style-name="P35">From the command line</text:p>
      <text:p text:style-name="P35"/>
      <text:p text:style-name="P29"><text:tab/>cd /opt/osdp-conformance/run/ACU</text:p>
      <text:p text:style-name="P29"><text:tab/>sudo /opt/osdp-conformance/bin/open-osdp</text:p>
      <text:p text:style-name="P29"/>
      <text:h text:style-name="P119" text:outline-level="1"><text:bookmark-start text:name="__RefHeading___Toc15414_2397390877"/>Conformance Testing<text:bookmark-end text:name="__RefHeading___Toc15414_2397390877"/></text:h>
      <text:h text:style-name="P109" text:outline-level="2"><text:bookmark-start text:name="__RefHeading___Toc111_16186505502"/>Conformance Instrumentation<text:bookmark-end text:name="__RefHeading___Toc111_16186505502"/></text:h>
      <text:p text:style-name="P39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09" text:outline-level="2"><text:bookmark-start text:name="__RefHeading___Toc315_16186505501"/>Reporting<text:bookmark-end text:name="__RefHeading___Toc315_16186505501"/></text:h>
      <text:p text:style-name="P6">output<text:span text:style-name="T51">. <text:s/>also, action routines when a command/response is received.</text:span></text:p>
      <text:p text:style-name="P6">osdp.log</text:p>
      <text:p text:style-name="P6">osdpcap trace file</text:p>
      <text:p text:style-name="P6">other output and collected information.</text:p>
      <text:p text:style-name="P6">&lt;json test results file format goes here<text:span text:style-name="T24"> or in appendix C</text:span>&gt;</text:p>
      <text:h text:style-name="P109" text:outline-level="2"><text:bookmark-start text:name="__RefHeading___Toc317_16186505501"/>Conformance Exercises<text:bookmark-end text:name="__RefHeading___Toc317_16186505501"/></text:h>
      <text:p text:style-name="P7">use the tool to run the exercises. <text:s/>html is set up to align with the conformance test list.</text:p>
      <text:h text:style-name="P101" text:outline-level="3"><text:bookmark-start text:name="__RefHeading___Toc2129_4121588809"/>OSDP Process<text:bookmark-end text:name="__RefHeading___Toc2129_4121588809"/></text:h>
      <text:p text:style-name="P38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01" text:outline-level="3"><text:bookmark-start text:name="__RefHeading___Toc2131_4121588809"/>Start-up Settings<text:bookmark-end text:name="__RefHeading___Toc2131_4121588809"/></text:h>
      <text:p text:style-name="P38">The program takes one argument, the name of the settings file. <text:s/>If no name is given it reads from open-osdp-params.json in the current directory.</text:p>
      <text:h text:style-name="P101" text:outline-level="3"><text:bookmark-start text:name="__RefHeading___Toc1515_2636794443"/>settings and saved configuration<text:bookmark-end text:name="__RefHeading___Toc1515_2636794443"/></text:h>
      <text:list xml:id="list5248046571696902738" text:style-name="L6">
        <text:list-item>
          <text:p text:style-name="P96"><text:span text:style-name="T26">Saved (and restored) parameters are in </text:span>osdp-saved-parameters.json<text:span text:style-name="T26">.</text:span></text:p>
        </text:list-item>
      </text:list>
      <text:p text:style-name="P39"/>
      <text:p text:style-name="P40">osdp-saved-parameters.json is written/read in the current working directory. <text:s/>It is used to load a specified secure channel key. <text:s/>(yes it should save/restore speed and address that's on the to-do list.)</text:p>
      <text:p text:style-name="P40"/>
      <text:p text:style-name="P41">start-up parameters are in appendix b.</text:p>
      <text:p text:style-name="P41"/>
      <text:h text:style-name="P110" text:outline-level="2"/>
      <text:h text:style-name="P115" text:outline-level="1"><text:bookmark-start text:name="__RefHeading___Toc15416_2397390877"/>Co<text:span text:style-name="T24">ntrolling the OSDP Process</text:span><text:bookmark-end text:name="__RefHeading___Toc15416_2397390877"/></text:h>
      <text:p text:style-name="P76">Control directives can be passed to the OSDP process. <text:s/>A simplified Unix socket mechanism is used. <text:s/>A parameter file is used to specify a directive and it's parameters.<text:span text:style-name="T53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6"/>
      <text:p text:style-name="P76">These are the values allowed for the “command” field in a command json file.<text:span text:style-name="T27"> <text:s/>Some commands take sub-options (some are mandatory, some are optional.)</text:span></text:p>
      <text:h text:style-name="P102" text:outline-level="3"><text:bookmark-start text:name="__RefHeading___Toc16620_1715687190"/>acurxsize<text:bookmark-end text:name="__RefHeading___Toc16620_1715687190"/></text:h>
      <text:p text:style-name="P76">[ACU]</text:p>
      <text:p text:style-name="P76">Sends osdp_ACURXSIZE to PD, using value from the code (approx 1k.)</text:p>
      <text:h text:style-name="P102" text:outline-level="3"><text:bookmark-start text:name="__RefHeading___Toc16622_1715687190"/>bio_read<text:bookmark-end text:name="__RefHeading___Toc16622_1715687190"/></text:h>
      <text:h text:style-name="P102" text:outline-level="3"><text:bookmark-start text:name="__RefHeading___Toc16624_1715687190"/>busy<text:bookmark-end text:name="__RefHeading___Toc16624_1715687190"/></text:h>
      <text:p text:style-name="P51">busy</text:p>
      <text:p text:style-name="P51">Causes the PD to respond with BUSY to next incoming command.</text:p>
      <text:h text:style-name="P102" text:outline-level="3"><text:bookmark-start text:name="__RefHeading___Toc16626_1715687190"/>buzz<text:bookmark-end text:name="__RefHeading___Toc16626_1715687190"/></text:h>
      <text:p text:style-name="P76">[ACU]</text:p>
      <text:p text:style-name="P52">buzz<text:span text:style-name="T28"> [off_time=xx] [on_time=xx] [repeat=xx]</text:span></text:p>
      <text:p text:style-name="P53">default</text:p>
      <text:p text:style-name="P53">15 15 3</text:p>
      <text:h text:style-name="P102" text:outline-level="3"><text:bookmark-start text:name="__RefHeading___Toc16628_1715687190"/>capabilities<text:bookmark-end text:name="__RefHeading___Toc16628_1715687190"/></text:h>
      <text:p text:style-name="P52">[ACU]</text:p>
      <text:p text:style-name="P52">capabilities - sends an osdp_CAP to the PD.</text:p>
      <text:h text:style-name="P102" text:outline-level="3"><text:bookmark-start text:name="__RefHeading___Toc16630_1715687190"/>comset<text:bookmark-end text:name="__RefHeading___Toc16630_1715687190"/></text:h>
      <text:p text:style-name="P76">[ACU]</text:p>
      <text:p text:style-name="P54">comset [new_address=xx] [new_speed=xxx]</text:p>
      <text:p text:style-name="P54">Sends a command to request to set the speed and address of the PD. <text:s/>New_address must be 00-7E (hex.) <text:s/>new_speed must be a valid sped (9600,115200,etc.)</text:p>
      <text:h text:style-name="P102" text:outline-level="3"><text:bookmark-start text:name="__RefHeading___Toc16632_1715687190"/>conform_x_x_x<text:bookmark-end text:name="__RefHeading___Toc16632_1715687190"/></text:h>
      <text:p text:style-name="P8">[ACU PD]</text:p>
      <text:p text:style-name="P76">These are used to induce various conditions for conformance testing. <text:s/>The numbering comes from the old profile documents section headings.</text:p>
      <text:p text:style-name="P76"/>
      <text:p text:style-name="P76">conform_2_2_1</text:p>
      <text:p text:style-name="P76">conform_2_2_2</text:p>
      <text:p text:style-name="P76"><text:soft-page-break/>conform_2_2_3</text:p>
      <text:p text:style-name="P76">conform_2_2_4</text:p>
      <text:p text:style-name="P76">conform_2_6_1</text:p>
      <text:p text:style-name="P76">conform_2_11_3</text:p>
      <text:p text:style-name="P76">conform_2_14_3</text:p>
      <text:p text:style-name="P76">conform_3_14_2</text:p>
      <text:p text:style-name="P76">conform_3_20_1</text:p>
      <text:p text:style-name="P81">conform_6_10_2 - operator confirmation of Red LED</text:p>
      <text:p text:style-name="P81">conform_6_10_3 - operator confirmation of Green LED</text:p>
      <text:h text:style-name="P102" text:outline-level="3"><text:bookmark-start text:name="__RefHeading___Toc16634_1715687190"/>dump_status<text:bookmark-end text:name="__RefHeading___Toc16634_1715687190"/></text:h>
      <text:h text:style-name="P102" text:outline-level="3"><text:bookmark-start text:name="__RefHeading___Toc1593_2636794443"/>factory-default<text:bookmark-end text:name="__RefHeading___Toc1593_2636794443"/></text:h>
      <text:p text:style-name="P55">[ACU PD]</text:p>
      <text:p text:style-name="P55">factory-default</text:p>
      <text:p text:style-name="P55">removes saved parameters settings (i.e. the preshared key.)</text:p>
      <text:p text:style-name="P55"/>
      <text:p text:style-name="P11">Commands are JSON files. <text:s/>You <text:span text:style-name="T29">create a command, copy it to</text:span></text:p>
      <text:p text:style-name="P11"><text:tab/><text:span text:style-name="T29">/opt/osdp-conformance/run/CP/open_osdp_command.json</text:span></text:p>
      <text:p text:style-name="P9">the<text:span text:style-name="T30">n</text:span> “HUP” the process (see do-HUP-CP.)</text:p>
      <text:p text:style-name="P9">Example command. <text:s/>There's always a “command”, the other items depend on the specific command.</text:p>
      <text:p text:style-name="P44"><text:tab/>{</text:p>
      <text:p text:style-name="P44"><text:tab/> <text:s/>“command” : “xwrite”,</text:p>
      <text:p text:style-name="P44"><text:tab/> <text:s/>“action” : “set-mode”,</text:p>
      <text:p text:style-name="P44"><text:tab/> <text:s/>“mode” : “1”,</text:p>
      <text:p text:style-name="P44"><text:tab/> <text:s/>“#” : “_end”</text:p>
      <text:p text:style-name="P43"><text:tab/>}</text:p>
      <text:h text:style-name="P102" text:outline-level="3"><text:bookmark-start text:name="__RefHeading___Toc16638_1715687190"/>genauth<text:bookmark-end text:name="__RefHeading___Toc16638_1715687190"/></text:h>
      <text:p text:style-name="P55">[ACU]</text:p>
      <text:p text:style-name="P56">genauth<text:span text:style-name="T31"> [template=&lt;witness | challenge&gt;] [algoref=&lt;algo&gt;] [payload=zzz]</text:span></text:p>
      <text:p text:style-name="P56"/>
      <text:p text:style-name="P57">Template is the challenge operation type (witness crypto or challenge cryto)</text:p>
      <text:p text:style-name="P57">algoref is the algorithm used.</text:p>
      <text:p text:style-name="P57">payload is the value to be sent as the input payload.</text:p>
      <text:p text:style-name="P56"/>
      <text:p text:style-name="P57">&lt;algo&gt; must be the character strings 07 or 11 or 14 (rsa, ECC P-256, <text:s/>ECC P-384)</text:p>
      <text:h text:style-name="P102" text:outline-level="3"><text:bookmark-start text:name="__RefHeading___Toc16640_1715687190"/>identify<text:bookmark-end text:name="__RefHeading___Toc16640_1715687190"/></text:h>
      <text:p text:style-name="P56">[ACU]</text:p>
      <text:p text:style-name="P56">identify - sends an osdp_ID to the PD.</text:p>
      <text:h text:style-name="P102" text:outline-level="3"><text:bookmark-start text:name="__RefHeading___Toc16642_1715687190"/>induce-NAK<text:bookmark-end text:name="__RefHeading___Toc16642_1715687190"/></text:h>
      <text:p text:style-name="P76">[PD]</text:p>
      <text:p text:style-name="P58"><text:soft-page-break/>induce-NAK - causes the PD to NAK the next incoming message.</text:p>
      <text:h text:style-name="P103" text:outline-level="3"><text:bookmark-start text:name="__RefHeading___Toc18624_1863743381"/>initiate-secure-channel<text:bookmark-end text:name="__RefHeading___Toc18624_1863743381"/></text:h>
      <text:p text:style-name="P10">[ACU]</text:p>
      <text:p text:style-name="P59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blah) <text:s/></text:span></text:p>
      <text:p text:style-name="P60"/>
      <text:p text:style-name="P61">options:</text:p>
      <text:p text:style-name="P61"><text:tab/><text:span text:style-name="T34">"key-slot" </text:span>- “<text:span text:style-name="T35">0" (for default - SCBK-D) or "1" (for specified key)</text:span></text:p>
      <text:p text:style-name="P62"/>
      <text:p text:style-name="P62">example:</text:p>
      <text:p text:style-name="P62"/>
      <text:p text:style-name="P44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02" text:outline-level="3"><text:bookmark-start text:name="__RefHeading___Toc16646_1715687190"/>input_status<text:bookmark-end text:name="__RefHeading___Toc16646_1715687190"/></text:h>
      <text:p text:style-name="P76">[ACU]</text:p>
      <text:p text:style-name="P76">local_status<text:span text:style-name="T37"> - send osdp_LSTAT request.</text:span></text:p>
      <text:h text:style-name="P102" text:outline-level="3"><text:bookmark-start text:name="__RefHeading___Toc16648_1715687190"/>keep-active<text:bookmark-end text:name="__RefHeading___Toc16648_1715687190"/></text:h>
      <text:p text:style-name="P76">keep-active [milliseconds=xx]</text:p>
      <text:p text:style-name="P76">Sends osdp_KEEPACTIVE. <text:s/>Default value is 7000 (7 milliseconds.)</text:p>
      <text:h text:style-name="P102" text:outline-level="3"><text:bookmark-start text:name="__RefHeading___Toc1595_2636794443"/>keypad<text:bookmark-end text:name="__RefHeading___Toc1595_2636794443"/></text:h>
      <text:p text:style-name="P76">keypad [digits=zzz]</text:p>
      <text:p text:style-name="P76">Sends a key input or the (1-9) digits specified. <text:s/>Value for the digits option is 1-9 OSDP keypad values (0-9,*,#)</text:p>
      <text:h text:style-name="P102" text:outline-level="3"><text:bookmark-start text:name="__RefHeading___Toc16652_1715687190"/>keyset<text:bookmark-end text:name="__RefHeading___Toc16652_1715687190"/></text:h>
      <text:p text:style-name="P76">[ACU]</text:p>
      <text:p text:style-name="P63">keyset [psk-hex=zzzz]</text:p>
      <text:p text:style-name="P63">sends an osdp_KEYSET. <text:s/>Default is to send the key specified in the settings. <text:s/>the psk-hex option provides a hex value for the key. <text:s/>Key must be 16 octets (so 32 hexits.)</text:p>
      <text:h text:style-name="P102" text:outline-level="3"><text:bookmark-start text:name="__RefHeading___Toc16654_1715687190"/>led<text:bookmark-end text:name="__RefHeading___Toc16654_1715687190"/></text:h>
      <text:p text:style-name="P76">[ACU]</text:p>
      <text:p text:style-name="P64">led <text:span text:style-name="T38">[led-number=x] [perm-control=x] [perm-off-time=x] [perm-off-color=x] [perm-on-time=x] [perm-on-color=x] [temp-off-color=x] [temp-off=x] [temp-on-color=x] [temp-timer=x] [temp-control=x]</text:span></text:p>
      <text:p text:style-name="P64"/>
      <text:p text:style-name="P65">default</text:p>
      <text:p text:style-name="P65"><text:tab/>LED 0</text:p>
      <text:p text:style-name="P65"><text:tab/>control=set</text:p>
      <text:p text:style-name="P65"><text:tab/>off-time=0</text:p>
      <text:p text:style-name="P66"><text:tab/>off-color black</text:p>
      <text:p text:style-name="P66"><text:soft-page-break/><text:tab/>on-color green</text:p>
      <text:p text:style-name="P66"><text:tab/>on timer 30</text:p>
      <text:p text:style-name="P66"><text:tab/>reader 0</text:p>
      <text:p text:style-name="P66"><text:tab/>temp - no operation</text:p>
      <text:h text:style-name="P102" text:outline-level="3"><text:bookmark-start text:name="__RefHeading___Toc16656_1715687190"/>local_status<text:bookmark-end text:name="__RefHeading___Toc16656_1715687190"/></text:h>
      <text:p text:style-name="P76">[ACU]</text:p>
      <text:p text:style-name="P76">local_status<text:span text:style-name="T37"> - send osdp_LSTAT request.</text:span></text:p>
      <text:h text:style-name="P102" text:outline-level="3"><text:bookmark-start text:name="__RefHeading___Toc16658_1715687190"/>mfg<text:bookmark-end text:name="__RefHeading___Toc16658_1715687190"/></text:h>
      <text:p text:style-name="P67">[ACU]</text:p>
      <text:p text:style-name="P68">mfg [command-id=xx] [command-specific-data=aaaa] [oui=aabbcc]</text:p>
      <text:p text:style-name="P68"/>
      <text:p text:style-name="P68">command-id is in decimal.</text:p>
      <text:p text:style-name="P68">command-specific-data is the payload.</text:p>
      <text:p text:style-name="P68">oui is the organizational unit identifier.</text:p>
      <text:h text:style-name="P102" text:outline-level="3"><text:bookmark-start text:name="__RefHeading___Toc16660_1715687190"/>operator_confirm<text:bookmark-end text:name="__RefHeading___Toc16660_1715687190"/></text:h>
      <text:p text:style-name="P76">[ACU PD]</text:p>
      <text:p text:style-name="P76">operator_confirm<text:span text:style-name="T39"> test=xxx</text:span></text:p>
      <text:p text:style-name="P68">confirms test xxx ran successfully.</text:p>
      <text:h text:style-name="P102" text:outline-level="3"><text:bookmark-start text:name="__RefHeading___Toc16662_1715687190"/>output<text:bookmark-end text:name="__RefHeading___Toc16662_1715687190"/></text:h>
      <text:p text:style-name="P76">[ACU]</text:p>
      <text:p text:style-name="P69">output - outputs via osdp_OUT. <text:s/>The default is output 0, permanent on immediate, forever.</text:p>
      <text:p text:style-name="P69"/>
      <text:p text:style-name="P69">output [output-number=x] [control-code=x] <text:s/>[timer=x]</text:p>
      <text:h text:style-name="P102" text:outline-level="3"><text:bookmark-start text:name="__RefHeading___Toc1597_2636794443"/>output_status<text:bookmark-end text:name="__RefHeading___Toc1597_2636794443"/></text:h>
      <text:p text:style-name="P76">[PD]</text:p>
      <text:p text:style-name="P76">send osdp_OSTAT to the PD.</text:p>
      <text:h text:style-name="P102" text:outline-level="3"><text:bookmark-start text:name="__RefHeading___Toc16666_1715687190"/>polling<text:bookmark-end text:name="__RefHeading___Toc16666_1715687190"/></text:h>
      <text:p text:style-name="P69">[ACU]</text:p>
      <text:p text:style-name="P76">polling<text:span text:style-name="T40"> enables or disables sending poll commands.</text:span></text:p>
      <text:p text:style-name="P70">"polling" toggles the setting.</text:p>
      <text:p text:style-name="P70"/>
      <text:p text:style-name="P70">"polling action=reset" resumes polling and resets the sequence number to 0.</text:p>
      <text:p text:style-name="P70"/>
      <text:p text:style-name="P70">"polling action=resume" just resumes polling.</text:p>
      <text:h text:style-name="P102" text:outline-level="3"><text:bookmark-start text:name="__RefHeading___Toc16668_1715687190"/>present_card<text:bookmark-end text:name="__RefHeading___Toc16668_1715687190"/></text:h>
      <text:p text:style-name="P71">[PD]</text:p>
      <text:p text:style-name="P76">present_card<text:span text:style-name="T41"> [raw=xxx] [bits=n] [format=p-data-p]</text:span></text:p>
      <text:p text:style-name="P72">sends an osdp_RAW to the ACU.<text:span text:style-name="T42"> <text:s/></text:span></text:p>
      <text:p text:style-name="P72"/>
      <text:p text:style-name="P71"><text:soft-page-break/>Options:</text:p>
      <text:list xml:id="list8777515739872328451" text:style-name="L7">
        <text:list-item>
          <text:p text:style-name="P97">"bits" sets the bits in the message to the specified value.</text:p>
        </text:list-item>
      </text:list>
      <text:list xml:id="list1599947036948284827" text:style-name="L8">
        <text:list-item>
          <text:p text:style-name="P98">"format" sets the format to raw, "format=p-data-p" sets the data to P-data-P.</text:p>
        </text:list-item>
        <text:list-item>
          <text:p text:style-name="P98">"raw" sets the card value to the specified hex string. <text:s/>string must contain enough hex bytes to contain the specified number of bits.</text:p>
        </text:list-item>
      </text:list>
      <text:h text:style-name="P102" text:outline-level="3"><text:bookmark-start text:name="__RefHeading___Toc16670_1715687190"/>reader_status<text:bookmark-end text:name="__RefHeading___Toc16670_1715687190"/></text:h>
      <text:p text:style-name="P76">[ACU]</text:p>
      <text:p text:style-name="P73">reader_status - send osdp_RSTAT to PD</text:p>
      <text:h text:style-name="P102" text:outline-level="3"><text:bookmark-start text:name="__RefHeading___Toc16672_1715687190"/>reset<text:bookmark-end text:name="__RefHeading___Toc16672_1715687190"/></text:h>
      <text:p text:style-name="P76">[ACU]</text:p>
      <text:p text:style-name="P76">reset - reset<text:span text:style-name="T43">s</text:span> sequence number<text:span text:style-name="T43"> to 0</text:span></text:p>
      <text:h text:style-name="P102" text:outline-level="3"><text:bookmark-start text:name="__RefHeading___Toc16608_1715687190"/>reset_power<text:bookmark-end text:name="__RefHeading___Toc16608_1715687190"/></text:h>
      <text:p text:style-name="P76">[PD]</text:p>
      <text:p text:style-name="P76">reset_power<text:span text:style-name="T44"> - induces a power reset condition (reset after nex time LSTATR is sent.)</text:span></text:p>
      <text:h text:style-name="P102" text:outline-level="3"><text:bookmark-start text:name="__RefHeading___Toc16610_1715687190"/>send_poll<text:bookmark-end text:name="__RefHeading___Toc16610_1715687190"/></text:h>
      <text:p text:style-name="P76">[ACU]</text:p>
      <text:p text:style-name="P76">send_poll - directs the ACU to send a poll.</text:p>
      <text:h text:style-name="P102" text:outline-level="3"><text:bookmark-start text:name="__RefHeading___Toc16612_1715687190"/>stop<text:bookmark-end text:name="__RefHeading___Toc16612_1715687190"/></text:h>
      <text:p text:style-name="P72">[ACU MON PD]</text:p>
      <text:p text:style-name="P76">stop - directs the program to stop.</text:p>
      <text:h text:style-name="P102" text:outline-level="3"><text:bookmark-start text:name="__RefHeading___Toc16614_1715687190"/>tamper<text:bookmark-end text:name="__RefHeading___Toc16614_1715687190"/></text:h>
      <text:p text:style-name="P72">[PD]</text:p>
      <text:p text:style-name="P76">tamper<text:span text:style-name="T45"> - induces a tamper condition (reset after next time LSTATR is sent.)</text:span></text:p>
      <text:h text:style-name="P104" text:outline-level="3"><text:bookmark-start text:name="__RefHeading___Toc1599_2636794443"/>text<text:bookmark-end text:name="__RefHeading___Toc1599_2636794443"/></text:h>
      <text:p text:style-name="P72">[ACU]</text:p>
      <text:p text:style-name="P76">text message=zzz sends message in osdp_TEXT.</text:p>
      <text:h text:style-name="P102" text:outline-level="3"><text:bookmark-start text:name="__RefHeading___Toc782_1597607462"/>trace<text:bookmark-end text:name="__RefHeading___Toc782_1597607462"/></text:h>
      <text:p text:style-name="P74">[ACU PD MON]</text:p>
      <text:p text:style-name="P74">toggles tracing of OSDP data to ./current.osdpcap.</text:p>
      <text:h text:style-name="P102" text:outline-level="3"><text:bookmark-start text:name="__RefHeading___Toc16600_1715687190"/>transfer<text:bookmark-end text:name="__RefHeading___Toc16600_1715687190"/></text:h>
      <text:p text:style-name="P72">[ACU]</text:p>
      <text:p text:style-name="P76">transfer<text:span text:style-name="T45"> [file=fff] - initiates a file transfer. <text:s/>the file zzz is used if no file is specified.</text:span></text:p>
      <text:h text:style-name="P102" text:outline-level="3"><text:bookmark-start text:name="__RefHeading___Toc16602_1715687190"/>verbosity<text:bookmark-end text:name="__RefHeading___Toc16602_1715687190"/></text:h>
      <text:p text:style-name="P72">[ACU MON PD]</text:p>
      <text:p text:style-name="P76">verbosity<text:span text:style-name="T46"> [level=x] - set message verbosity. <text:s/>By convention this is 0 (none), 3 (normal), or 9 (debug).</text:span></text:p>
      <text:h text:style-name="P102" text:outline-level="3"><text:bookmark-start text:name="__RefHeading___Toc18626_1863743381"/><text:soft-page-break/><text:span text:style-name="T47">C</text:span>ommand xwrite<text:bookmark-end text:name="__RefHeading___Toc18626_1863743381"/></text:h>
      <text:p text:style-name="P75">[ACU]</text:p>
      <text:p text:style-name="P74">issues an osdp_XWRITE. <text:s/>The action is get mode, scan, set mode, set zero, or done. <text:s/>an optional apdu hex payload may be provided. <text:s/>Experimental.</text:p>
      <text:p text:style-name="P61">options:</text:p>
      <text:p text:style-name="P74"><text:span text:style-name="T47"><text:tab/></text:span>action : get-mode | scan <text:s/>| set-mode | set-zero | done] [apdu : &lt;hex value&gt;]</text:p>
      <text:p text:style-name="P61"><text:tab/>action - “set-mode” [mode - “1” or “0”]</text:p>
      <text:p text:style-name="P61"/>
      <text:p text:style-name="P62">example:</text:p>
      <text:p text:style-name="P44"><text:tab/>{</text:p>
      <text:p text:style-name="P44"><text:tab/> <text:s/>“command” : “xwrite”,</text:p>
      <text:p text:style-name="P44"><text:tab/> <text:s/>“action” : “set-mode”,</text:p>
      <text:p text:style-name="P44"><text:tab/> <text:s/>“mode” : “1”,</text:p>
      <text:p text:style-name="P44"><text:tab/> <text:s/>“#” : “_end”</text:p>
      <text:p text:style-name="P42"><text:tab/>}</text:p>
      <text:p text:style-name="P42"/>
      <text:h text:style-name="P112" text:outline-level="2"><text:bookmark-start text:name="__RefHeading___Toc15727_2397390877"/>Tools<text:bookmark-end text:name="__RefHeading___Toc15727_2397390877"/></text:h>
      <text:h text:style-name="P105" text:outline-level="3"><text:bookmark-start text:name="__RefHeading___Toc15729_2397390877"/>OSDP Capture - OSDPCAP<text:bookmark-end text:name="__RefHeading___Toc15729_2397390877"/></text:h>
      <text:h text:style-name="P106" text:outline-level="3"><text:bookmark-start text:name="__RefHeading___Toc7132_1715687190"/>Packet D<text:span text:style-name="T24">ecoder</text:span><text:bookmark-end text:name="__RefHeading___Toc7132_1715687190"/></text:h>
      <text:p text:style-name="P77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7"/>
      <text:p text:style-name="P45">A command line tool for calculating secure channel values is provided (osdp-sc-calc.)</text:p>
      <text:p text:style-name="P45"/>
      <text:h text:style-name="P120" text:outline-level="1"><text:bookmark-start text:name="__RefHeading___Toc16011_2397390877"/>Appendix<text:bookmark-end text:name="__RefHeading___Toc16011_2397390877"/></text:h>
      <text:h text:style-name="P111" text:outline-level="2"><text:bookmark-start text:name="__RefHeading___Toc1523_2636794443"/>A. Colophon<text:bookmark-end text:name="__RefHeading___Toc1523_2636794443"/></text:h>
      <text:p text:style-name="P78">part of libosdp-conformance, see github.com/security-industry-association/libosd-conformance.</text:p>
      <text:p text:style-name="P78"/>
      <text:h text:style-name="P112" text:outline-level="2"><text:bookmark-start text:name="__RefHeading___Toc1349_4265254038"/>B. Parameter files<text:bookmark-end text:name="__RefHeading___Toc1349_4265254038"/></text:h>
      <text:h text:style-name="P105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6"/>
      <text:p text:style-name="P77">"address" : "0"<text:span text:style-name="T50"> - PD address</text:span></text:p>
      <text:p text:style-name="P77"/>
      <text:p text:style-name="P79">"bits" : "26"<text:span text:style-name="T50"> - bits in pd response</text:span></text:p>
      <text:p text:style-name="P79"/>
      <text:p text:style-name="P79">"check" : "CHECKSUM" or "CRC"</text:p>
      <text:p text:style-name="P79"/>
      <text:p text:style-name="P79">"disable_checking" : "1" - nonzero causes it to disable certificate checking with osdp over tls.</text:p>
      <text:p text:style-name="P47"/>
      <text:p text:style-name="P47">"enable-install" : "1"</text:p>
      <text:p text:style-name="P47"/>
      <text:p text:style-name="P47">"enable-secure-channel" : "DEFAULT" or (whatever)</text:p>
      <text:p text:style-name="P47"/>
      <text:p text:style-name="P47">"fqdn"</text:p>
      <text:p text:style-name="P47"/>
      <text:p text:style-name="P47">"init_command" : "&lt;filename&gt;" - this is the shell script to run at initialization time, should perform STTY...</text:p>
      <text:p text:style-name="P47"/>
      <text:p text:style-name="P50">"inputs" - number of Inputs to report (max 8, can be zero.)</text:p>
      <text:p text:style-name="P47"/>
      <text:p text:style-name="P47">"key" : "&lt;32-hexit string&gt;" or "DEFAULT"</text:p>
      <text:p text:style-name="P47"/>
      <text:p text:style-name="P50">"outputs" - number of Outputs to act on (max 8, can be zero.)</text:p>
      <text:p text:style-name="Standard"><text:span text:style-name="T54">pdcap-format</text:span> - format of pdcap response. <text:s/>if this is not zero alternate forms are used. <text:s/>1 is small, 2 is smaller.</text:p>
      <text:p text:style-name="P48"/>
      <text:p text:style-name="P48">raw_value = hex string value to return as osdp_RAW. <text:s/>See also "bits".</text:p>
      <text:p text:style-name="P48"/>
      <text:p text:style-name="P48">role : ACU PD or MON</text:p>
      <text:p text:style-name="P48"/>
      <text:p text:style-name="P48">serial_device /dev/ttyUSB0</text:p>
      <text:p text:style-name="P48"/>
      <text:p text:style-name="P48">serial_speed 9600</text:p>
      <text:p text:style-name="P48"/>
      <text:p text:style-name="P48">slow_timer</text:p>
      <text:p text:style-name="P48"/>
      <text:p text:style-name="P48">verbosity: 3 or 9</text:p>
      <text:p text:style-name="P48"/>
      <text:h text:style-name="P105" text:outline-level="3"><text:bookmark-start text:name="__RefHeading___Toc1353_4265254038"/><text:span text:style-name="T24">S</text:span>aved parameters<text:bookmark-end text:name="__RefHeading___Toc1353_4265254038"/></text:h>
      <text:p text:style-name="P12">parameters in osdp-saved-parameters.json:</text:p>
      <text:p text:style-name="P13">key - value is a 16 byte AES key in hex e.g. "aabbccdd11223344eeff001199887766"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0-12-16T19:15:09.645233912</dc:date>
    <meta:editing-duration>PT5H6M7S</meta:editing-duration>
    <meta:editing-cycles>23</meta:editing-cycles>
    <meta:generator>LibreOffice/5.2.7.2$Linux_X86_64 LibreOffice_project/20m0$Build-2</meta:generator>
    <meta:document-statistic meta:table-count="0" meta:image-count="0" meta:object-count="0" meta:page-count="20" meta:paragraph-count="448" meta:word-count="2838" meta:character-count="18629" meta:non-whitespace-character-count="16071"/>
  </office:meta>
</office:document-meta>
</file>